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aa4" officeooo:paragraph-rsid="001cfaa4"/>
    </style:style>
    <style:style style:name="P2" style:family="paragraph" style:parent-style-name="Standard">
      <style:text-properties officeooo:rsid="001e0207" officeooo:paragraph-rsid="001e0207"/>
    </style:style>
    <style:style style:name="P3" style:family="paragraph" style:parent-style-name="Standard">
      <style:text-properties officeooo:rsid="0023abd5" officeooo:paragraph-rsid="0023abd5"/>
    </style:style>
    <style:style style:name="P4" style:family="paragraph" style:parent-style-name="Standard" style:list-style-name="L1">
      <style:text-properties officeooo:rsid="001e0207" officeooo:paragraph-rsid="001e0207"/>
    </style:style>
    <style:style style:name="P5" style:family="paragraph" style:parent-style-name="Standard" style:list-style-name="L1">
      <style:text-properties officeooo:rsid="00257130" officeooo:paragraph-rsid="00257130"/>
    </style:style>
    <style:style style:name="P6" style:family="paragraph" style:parent-style-name="Standard" style:list-style-name="L1">
      <style:text-properties officeooo:rsid="001fd11a" officeooo:paragraph-rsid="001fd11a"/>
    </style:style>
    <style:style style:name="P7" style:family="paragraph" style:parent-style-name="Standard" style:list-style-name="L1">
      <style:text-properties officeooo:rsid="002556bb" officeooo:paragraph-rsid="002556bb"/>
    </style:style>
    <style:style style:name="P8" style:family="paragraph" style:parent-style-name="Standard">
      <style:text-properties officeooo:rsid="00205d59" officeooo:paragraph-rsid="002d86c3"/>
    </style:style>
    <style:style style:name="T1" style:family="text">
      <style:text-properties officeooo:rsid="00205d59"/>
    </style:style>
    <style:style style:name="T2" style:family="text">
      <style:text-properties officeooo:rsid="0022390c"/>
    </style:style>
    <style:style style:name="T3" style:family="text">
      <style:text-properties officeooo:rsid="002556bb"/>
    </style:style>
    <style:style style:name="T4" style:family="text">
      <style:text-properties officeooo:rsid="00257130"/>
    </style:style>
    <style:style style:name="T5" style:family="text">
      <style:text-properties officeooo:rsid="002867ff"/>
    </style:style>
    <style:style style:name="T6" style:family="text">
      <style:text-properties officeooo:rsid="002d86c3"/>
    </style:style>
    <style:style style:name="T7" style:family="text">
      <style:text-properties fo:font-weight="bold" officeooo:rsid="002d86c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ellt ein R Markdown Dokument, welches die bereits jeder TeilnehmerIn zugewiesenen SDM Techniken anhand der Pakistan Daten illustriert.</text:p>
      <text:p text:style-name="P1"/>
      <text:p text:style-name="P3">Ziel ist, selbsterklärenden und für sich alleinstehenden content zu produzieren, der am Ende auf der Kursseite frei im Internet verfügbar sein soll.</text:p>
      <text:p text:style-name="P1"/>
      <text:p text:style-name="P1"><text:span text:style-name="T1">Die </text:span>Benotung folgt de<text:span text:style-name="T1">n</text:span> <text:span text:style-name="T1">Kriterien für die</text:span> Benotung der Vorstellung der Techniken.</text:p>
      <text:p text:style-name="P1"/>
      <text:p text:style-name="P1"><text:span text:style-name="T3">Darauf sollt ihr besonders achten</text:span>:</text:p>
      <text:p text:style-name="P1"/>
      <text:list xml:id="list115690403" text:style-name="L1">
        <text:list-item>
          <text:p text:style-name="P4"><text:span text:style-name="T3">Konsistent e</text:span>nglisch<text:span text:style-name="T3">e Sprache</text:span></text:p>
        </text:list-item>
        <text:list-item>
          <text:p text:style-name="P5">Klare Gliederung <text:span text:style-name="T5">in einer einzelnen .Rmd Datei</text:span></text:p>
        </text:list-item>
        <text:list-item>
          <text:p text:style-name="P4">Gut dokumentiert (Nachvollziehbarkeit!)</text:p>
        </text:list-item>
        <text:list-item>
          <text:p text:style-name="P4"><text:span text:style-name="T4">Alle </text:span>Quellen angeben </text:p>
        </text:list-item>
        <text:list-item>
          <text:p text:style-name="P4">Lauffähig<text:span text:style-name="T3">keit</text:span></text:p>
        </text:list-item>
        <text:list-item>
          <text:p text:style-name="P6">Einfach Reproduzierbar (Vermeiden von unnötigen externen Daten)</text:p>
        </text:list-item>
        <text:list-item>
          <text:p text:style-name="P7">Keine unnötigen Inhalte (unnötige packages, nicht verwendete Objekte, etc.)</text:p>
        </text:list-item>
        <text:list-item>
          <text:p text:style-name="P7">Kompilierung in HTML (knit) möglich</text:p>
        </text:list-item>
        <text:list-item>
          <text:p text:style-name="P7">optisch Ansprechend</text:p>
        </text:list-item>
      </text:list>
      <text:p text:style-name="P2"/>
      <text:p text:style-name="P1"/>
      <text:p text:style-name="P8">Bitte die Rmd Datei zusammen mit der generierten HTML Datei in den Kursordner <text:span text:style-name="T2">im Unterordner „markdown_presentations“</text:span> auf GitHub hochladen. </text:p>
      <text:p text:style-name="P8"/>
      <text:p text:style-name="P8"><text:span text:style-name="T7">Deadline ist der nächste Kurs am 15.1.2020</text:span><text:span text:style-name="T6">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13:39:55.091297239</meta:creation-date>
    <dc:date>2019-12-18T15:36:34.992356011</dc:date>
    <meta:editing-duration>PT25M50S</meta:editing-duration>
    <meta:editing-cycles>17</meta:editing-cycles>
    <meta:generator>LibreOffice/6.3.4.2$Linux_X86_64 LibreOffice_project/30$Build-2</meta:generator>
    <meta:document-statistic meta:table-count="0" meta:image-count="0" meta:object-count="0" meta:page-count="1" meta:paragraph-count="15" meta:word-count="132" meta:character-count="931" meta:non-whitespace-character-count="821"/>
  </office:meta>
</office:document-meta>
</file>